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09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2" table:default-cell-style-name="ce4"/>
        <table:table-column table:style-name="co2" table:number-columns-repeated="2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30deg</text:p>
          </table:table-cell>
          <table:table-cell table:style-name="ce3" office:value-type="string" calcext:value-type="string">
            <text:p>45deg</text:p>
          </table:table-cell>
          <table:table-cell table:style-name="ce3" office:value-type="string" calcext:value-type="string">
            <text:p>60deg</text:p>
          </table:table-cell>
          <table:table-cell table:style-name="ce3"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albi_himbeer_juice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ck_bowl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e_cup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e_plastic_bowl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e_spotted_plate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puccino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ffee_el_bryg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k_blue_plastic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k_red_plastic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k_ycb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ying_pan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ying_spatu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a_curry_ketchup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_milch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d_salz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kelloggs_corn_flakes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kelloggs_toppas_mini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4"/>
        </table:table-row>
        <table:table-row table:style-name="ro1">
          <table:table-cell office:value-type="string" calcext:value-type="string">
            <text:p>knife_blue_plastic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ife_red_plastic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ife_ycb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usper_schoko_keks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rge_grey_spoon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ux_cup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4"/>
        </table:table-row>
        <table:table-row table:style-name="ro1">
          <table:table-cell office:value-type="string" calcext:value-type="string">
            <text:p>lion_cereal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rken_salz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eer_salz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4"/>
        </table:table-row>
        <table:table-row table:style-name="ro1">
          <table:table-cell office:value-type="string" calcext:value-type="string">
            <text:p>mondamin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4"/>
        </table:table-row>
        <table:table-row table:style-name="ro1">
          <table:table-cell office:value-type="string" calcext:value-type="string">
            <text:p>nesquik_cereal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ancake_maker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anner_grune_icetea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anner_pfirsch_icetea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tcher_white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tcher_yellow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ot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4"/>
        </table:table-row>
        <table:table-row table:style-name="ro1">
          <table:table-cell office:value-type="string" calcext:value-type="string">
            <text:p>pringles_paprika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ringles_salt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ringles_vinegar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d_spotted_bowl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_spotted_cup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_spotted_plate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ine_butter_milch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otted_spatu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ja_milch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tzen_reis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aster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mato_al_gusto_basilikum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omato_sauce_oro_di_parma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l_milch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white_bowl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llow_plate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9">00/00/0000</text:date>, <text:time style:data-style-name="N2" text:time-value="16:38:47.1579733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bferka </meta:initial-creator>
    <meta:creation-date>2016-07-08T08:46:52.687276669</meta:creation-date>
    <meta:printed-by>bbferka </meta:printed-by>
    <meta:print-date>2016-07-08T08:50:17.166916724</meta:print-date>
    <dc:date>2016-07-29T16:39:10.735661826</dc:date>
    <dc:creator>ferenc </dc:creator>
    <meta:editing-duration>P0D</meta:editing-duration>
    <meta:editing-cycles>5</meta:editing-cycles>
    <meta:generator>LibreOffice/4.2.8.2$Linux_X86_64 LibreOffice_project/420m0$Build-2</meta:generator>
    <meta:document-statistic meta:table-count="1" meta:cell-count="166" meta:object-count="0"/>
  </office:meta>
</office:document-meta>
</file>